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10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1" style:family="paragraph" style:parent-style-name="Default">
      <style:paragraph-properties fo:line-height="150%"/>
      <style:text-properties officeooo:paragraph-rsid="0002709f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Default">
      <style:paragraph-properties fo:line-height="150%"/>
      <style:text-properties officeooo:paragraph-rsid="000cfc6f"/>
    </style:style>
    <style:style style:name="P16" style:family="paragraph" style:parent-style-name="Default">
      <style:paragraph-properties fo:line-height="150%"/>
      <style:text-properties fo:font-weight="normal" officeooo:paragraph-rsid="000cfc6f" style:font-weight-asian="normal" style:font-weight-complex="normal"/>
    </style:style>
    <style:style style:name="P17" style:family="paragraph" style:parent-style-name="Default">
      <style:paragraph-properties fo:line-height="150%"/>
      <style:text-properties fo:font-weight="normal" officeooo:paragraph-rsid="000cfc6f" fo:background-color="#ffff00" style:font-weight-asian="normal" style:font-weight-complex="normal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officeooo:rsid="000cfc6f" fo:background-color="#ffff00" loext:char-shading-value="0"/>
    </style:style>
    <style:style style:name="T5" style:family="text">
      <style:text-properties officeooo:rsid="000b8724" fo:background-color="#ffff00" loext:char-shading-value="0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officeooo:rsid="000b8724" fo:background-color="#ffff00" loext:char-shading-value="0" style:font-weight-asian="normal" style:font-weight-complex="normal"/>
    </style:style>
    <style:style style:name="T8" style:family="text">
      <style:text-properties fo:font-weight="normal" officeooo:rsid="000cfc6f" fo:background-color="#ffff00" loext:char-shading-value="0" style:font-weight-asian="normal" style:font-weight-complex="normal"/>
    </style:style>
    <style:style style:name="T9" style:family="text">
      <style:text-properties officeooo:rsid="0003eb5a"/>
    </style:style>
    <style:style style:name="T10" style:family="text">
      <style:text-properties officeooo:rsid="0005df90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cfc6f" style:font-weight-asian="bold"/>
    </style:style>
    <style:style style:name="T13" style:family="text">
      <style:text-properties fo:font-weight="bold" fo:background-color="#ffff00" loext:char-shading-value="0" style:font-weight-asian="bold"/>
    </style:style>
    <style:style style:name="T14" style:family="text">
      <style:text-properties fo:font-weight="bold" officeooo:rsid="000b8724" fo:background-color="#ffff00" loext:char-shading-value="0" style:font-weight-asian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officeooo:rsid="000b8724" fo:background-color="#ffff00" loext:char-shading-value="0" style:font-weight-asian="bold" style:font-weight-complex="bold"/>
    </style:style>
    <style:style style:name="T17" style:family="text">
      <style:text-properties fo:font-weight="bold" officeooo:rsid="000cfc6f" fo:background-color="#ffff00" loext:char-shading-value="0" style:font-weight-asian="bold" style:font-weight-complex="bold"/>
    </style:style>
    <style:style style:name="T18" style:family="text">
      <style:text-properties fo:font-weight="bold" fo:background-color="#ffff00" loext:char-shading-value="0" style:font-weight-asian="bold" style:font-weight-complex="normal"/>
    </style:style>
    <style:style style:name="T19" style:family="text">
      <style:text-properties fo:font-weight="bold" officeooo:rsid="000cfc6f" fo:background-color="#ffff00" loext:char-shading-value="0" style:font-weight-asian="bold"/>
    </style:style>
    <style:style style:name="T20" style:family="text">
      <style:text-properties officeooo:rsid="000cf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3">Pozměňovací návrh</text:p>
      <text:p text:style-name="P1"><text:span text:style-name="T10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1">V § 100 se v odst. 5 <text:span text:style-name="T1">se lhůta „20 dnů“ mění na „2 dny“, lhůta „10 dnů“ se mění na „1 den“ a za větu druhou se vkládá věta, která zní:</text:span></text:p>
      <text:p text:style-name="P11"/>
      <text:p text:style-name="P15"><text:span text:style-name="T11">„Ustanovení věty první a druhé tohoto odstavce neplatí pro dodavatele živé hudební produkce a provozovatele živé hudební produkce, pokud tato živá hudební produkce bude provozovat pouze </text:span></text:p>
      <text:p text:style-name="P15"><text:span text:style-name="T19">a)</text:span><text:span text:style-name="T12"> </text:span><text:span text:style-name="T11">folklórní hudební díla ve smyslu § 3 písm. b) tohoto zákona, jejichž autor není znám</text:span><text:span text:style-name="T13">,</text:span></text:p>
      <text:p text:style-name="P15"><text:span text:style-name="T19">b) </text:span><text:span text:style-name="T14">volná díla dle </text:span><text:bookmark text:name="par28"/><text:span text:style-name="T15">§ 28 </text:span><text:span text:style-name="T16">tohoto zákona, </text:span><text:span text:style-name="T17">nebo</text:span></text:p>
      <text:p text:style-name="P15"><text:span text:style-name="T17">c) díla, na která se vztahuje výjimka nebo omezení autorského práva</text:span><text:span text:style-name="T13">.</text:span><text:span text:style-name="T11">“ <text:s/></text:span></text:p>
      <text:p text:style-name="P14">Varianta 1b</text:p>
      <text:p text:style-name="P4">Pozměňovací návrh</text:p>
      <text:p text:style-name="P2"><text:span text:style-name="T10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9">Bod 2 upravit takto</text:span>:</text:p>
      <text:p text:style-name="P11">V § 100 odst. 5 <text:span text:style-name="T1">nově zní:</text:span></text:p>
      <text:p text:style-name="P11"/>
      <text:p text:style-name="P15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6">Ustanovení věty první a druhé tohoto odstavce neplatí pro dodavatele živé hudební produkce a provozovatele živé hudební produkce, pokud tato živá hudební produkce bude provozovat pouze</text:span></text:p>
      <text:p text:style-name="P17"><text:span text:style-name="T20">a) </text:span>folklórní hudební díla ve smyslu § 3 písm. b) tohoto zákona, jejichž autor není znám,</text:p>
      <text:p text:style-name="P16"><text:span text:style-name="T4">b) </text:span><text:span text:style-name="T5">volná díla dle </text:span><text:bookmark text:name="par284"/><text:span text:style-name="T2">§ 28 </text:span><text:span text:style-name="T5">tohoto zákona, </text:span><text:span text:style-name="T4">nebo</text:span></text:p>
      <text:p text:style-name="P15"><text:span text:style-name="T8">c) díla, na která se vztahuje výjimka nebo omezení autorského práva</text:span><text:span text:style-name="T6">.“</text:span></text:p>
      <text:p text:style-name="P14">Varianta 2</text:p>
      <text:p text:style-name="P4">Pozměňovací návrh</text:p>
      <text:p text:style-name="P2"><text:span text:style-name="T10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5T19:19:34.308563066</dc:date>
    <meta:editing-duration>PT36M9S</meta:editing-duration>
    <meta:editing-cycles>10</meta:editing-cycles>
    <meta:generator>LibreOffice/4.4.5.2$Linux_x86 LibreOffice_project/40$Build-2</meta:generator>
    <meta:document-statistic meta:table-count="0" meta:image-count="0" meta:object-count="0" meta:page-count="3" meta:paragraph-count="29" meta:word-count="390" meta:character-count="2331" meta:non-whitespace-character-count="1967"/>
  </office:meta>
</office:document-meta>
</file>